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11840248" calcext:value-type="float">
            <text:p>31,11840248</text:p>
          </table:table-cell>
          <table:table-cell office:value-type="float" office:value="4.918870684E-026" calcext:value-type="float">
            <text:p>4,92E-026</text:p>
          </table:table-cell>
          <table:table-cell office:value-type="float" office:value="3.622307301" calcext:value-type="float">
            <text:p>3,622307301</text:p>
          </table:table-cell>
          <table:table-cell table:style-name="ce2" table:formula="of:=([.E3]-[.E2])/[.E2]" office:value-type="float" office:value="0.00980671270211468" calcext:value-type="float">
            <text:p>0,009806712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307" calcext:value-type="float">
            <text:p>33307</text:p>
          </table:table-cell>
          <table:table-cell office:value-type="float" office:value="37.2992363" calcext:value-type="float">
            <text:p>37,2992363</text:p>
          </table:table-cell>
          <table:table-cell office:value-type="float" office:value="6.090175421E-021" calcext:value-type="float">
            <text:p>6,09E-021</text:p>
          </table:table-cell>
          <table:table-cell office:value-type="float" office:value="2.636300564" calcext:value-type="float">
            <text:p>2,63630056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307" calcext:value-type="float">
            <text:p>33307</text:p>
          </table:table-cell>
          <table:table-cell office:value-type="float" office:value="45.25096512" calcext:value-type="float">
            <text:p>45,25096512</text:p>
          </table:table-cell>
          <table:table-cell office:value-type="float" office:value="1.970680423E-020" calcext:value-type="float">
            <text:p>1,97E-020</text:p>
          </table:table-cell>
          <table:table-cell office:value-type="float" office:value="2.643958807" calcext:value-type="float">
            <text:p>2,643958807</text:p>
          </table:table-cell>
          <table:table-cell table:formula="of:=([.E5]-[.E4])/[.E4]" office:value-type="float" office:value="0.00290492029041658" calcext:value-type="float">
            <text:p>0,0029049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04" calcext:value-type="float">
            <text:p>33704</text:p>
          </table:table-cell>
          <table:table-cell office:value-type="float" office:value="45.50776672" calcext:value-type="float">
            <text:p>45,50776672</text:p>
          </table:table-cell>
          <table:table-cell office:value-type="float" office:value="3.714695974E-019" calcext:value-type="float">
            <text:p>3,71E-019</text:p>
          </table:table-cell>
          <table:table-cell office:value-type="float" office:value="2.163894892" calcext:value-type="float">
            <text:p>2,16389489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04" calcext:value-type="float">
            <text:p>33704</text:p>
          </table:table-cell>
          <table:table-cell office:value-type="float" office:value="52.8065567" calcext:value-type="float">
            <text:p>52,8065567</text:p>
          </table:table-cell>
          <table:table-cell office:value-type="float" office:value="4.099572463E-018" calcext:value-type="float">
            <text:p>4,10E-018</text:p>
          </table:table-cell>
          <table:table-cell office:value-type="float" office:value="2.168057919" calcext:value-type="float">
            <text:p>2,168057919</text:p>
          </table:table-cell>
          <table:table-cell table:style-name="ce3" table:formula="of:=([.E7]-[.E6])/[.E6]" office:value-type="float" office:value="0.0019238582314652" calcext:value-type="float">
            <text:p>0,00192385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71" calcext:value-type="float">
            <text:p>33971</text:p>
          </table:table-cell>
          <table:table-cell office:value-type="float" office:value="52.87644958" calcext:value-type="float">
            <text:p>52,87644958</text:p>
          </table:table-cell>
          <table:table-cell office:value-type="float" office:value="1.078592101E-016" calcext:value-type="float">
            <text:p>1,08E-016</text:p>
          </table:table-cell>
          <table:table-cell office:value-type="float" office:value="1.870656848" calcext:value-type="float">
            <text:p>1,87065684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71" calcext:value-type="float">
            <text:p>33971</text:p>
          </table:table-cell>
          <table:table-cell office:value-type="float" office:value="53.14051819" calcext:value-type="float">
            <text:p>53,14051819</text:p>
          </table:table-cell>
          <table:table-cell office:value-type="float" office:value="1.12890566E-016" calcext:value-type="float">
            <text:p>1,13E-016</text:p>
          </table:table-cell>
          <table:table-cell office:value-type="float" office:value="1.873219728" calcext:value-type="float">
            <text:p>1,873219728</text:p>
          </table:table-cell>
          <table:table-cell table:style-name="ce3" table:formula="of:=([.E9]-[.E8])/[.E8]" office:value-type="float" office:value="0.00137004282893467" calcext:value-type="float">
            <text:p>0,00137004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210" calcext:value-type="float">
            <text:p>34210</text:p>
          </table:table-cell>
          <table:table-cell office:value-type="float" office:value="53.17821503" calcext:value-type="float">
            <text:p>53,17821503</text:p>
          </table:table-cell>
          <table:table-cell office:value-type="float" office:value="1.396891664E-017" calcext:value-type="float">
            <text:p>1,40E-017</text:p>
          </table:table-cell>
          <table:table-cell office:value-type="float" office:value="1.660978675" calcext:value-type="float">
            <text:p>1,6609786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210" calcext:value-type="float">
            <text:p>34210</text:p>
          </table:table-cell>
          <table:table-cell office:value-type="float" office:value="53.14994049" calcext:value-type="float">
            <text:p>53,14994049</text:p>
          </table:table-cell>
          <table:table-cell office:value-type="float" office:value="1.9232044E-015" calcext:value-type="float">
            <text:p>1,92E-015</text:p>
          </table:table-cell>
          <table:table-cell office:value-type="float" office:value="1.662678361" calcext:value-type="float">
            <text:p>1,662678361</text:p>
          </table:table-cell>
          <table:table-cell table:style-name="ce3" table:formula="of:=([.E11]-[.E10])/[.E10]" office:value-type="float" office:value="0.00102330392652394" calcext:value-type="float">
            <text:p>0,00102330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56" calcext:value-type="float">
            <text:p>34356</text:p>
          </table:table-cell>
          <table:table-cell office:value-type="float" office:value="53.04667664" calcext:value-type="float">
            <text:p>53,04667664</text:p>
          </table:table-cell>
          <table:table-cell office:value-type="float" office:value="0.0000000000002714250537" calcext:value-type="float">
            <text:p>2,71E-013</text:p>
          </table:table-cell>
          <table:table-cell office:value-type="float" office:value="1.501021385" calcext:value-type="float">
            <text:p>1,50102138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56" calcext:value-type="float">
            <text:p>34356</text:p>
          </table:table-cell>
          <table:table-cell office:value-type="float" office:value="53.28596497" calcext:value-type="float">
            <text:p>53,28596497</text:p>
          </table:table-cell>
          <table:table-cell office:value-type="float" office:value="0.0000000000004776669511" calcext:value-type="float">
            <text:p>4,78E-013</text:p>
          </table:table-cell>
          <table:table-cell office:value-type="float" office:value="1.502252698" calcext:value-type="float">
            <text:p>1,502252698</text:p>
          </table:table-cell>
          <table:table-cell table:formula="of:=([.E13]-[.E12])/[.E12]" office:value-type="float" office:value="0.000820316760510311" calcext:value-type="float">
            <text:p>0,00082031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510" calcext:value-type="float">
            <text:p>34510</text:p>
          </table:table-cell>
          <table:table-cell office:value-type="float" office:value="53.13757706" calcext:value-type="float">
            <text:p>53,13757706</text:p>
          </table:table-cell>
          <table:table-cell office:value-type="float" office:value="0.00000000001133127966" calcext:value-type="float">
            <text:p>1,13E-011</text:p>
          </table:table-cell>
          <table:table-cell office:value-type="float" office:value="1.372720122" calcext:value-type="float">
            <text:p>1,3727201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510" calcext:value-type="float">
            <text:p>34510</text:p>
          </table:table-cell>
          <table:table-cell office:value-type="float" office:value="53.23018265" calcext:value-type="float">
            <text:p>53,23018265</text:p>
          </table:table-cell>
          <table:table-cell office:value-type="float" office:value="0.000000000004816005233" calcext:value-type="float">
            <text:p>4,82E-012</text:p>
          </table:table-cell>
          <table:table-cell office:value-type="float" office:value="1.37370038" calcext:value-type="float">
            <text:p>1,37370038</text:p>
          </table:table-cell>
          <table:table-cell table:formula="of:=([.E15]-[.E14])/[.E14]" office:value-type="float" office:value="0.000714098951628839" calcext:value-type="float">
            <text:p>0,0007140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657" calcext:value-type="float">
            <text:p>34657</text:p>
          </table:table-cell>
          <table:table-cell office:value-type="float" office:value="53.23784637" calcext:value-type="float">
            <text:p>53,23784637</text:p>
          </table:table-cell>
          <table:table-cell office:value-type="float" office:value="0.00000000002278370201" calcext:value-type="float">
            <text:p>2,28E-011</text:p>
          </table:table-cell>
          <table:table-cell office:value-type="float" office:value="1.273098588" calcext:value-type="float">
            <text:p>1,27309858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657" calcext:value-type="float">
            <text:p>34657</text:p>
          </table:table-cell>
          <table:table-cell office:value-type="float" office:value="53.44298553" calcext:value-type="float">
            <text:p>53,44298553</text:p>
          </table:table-cell>
          <table:table-cell office:value-type="float" office:value="0.00000000006625999749" calcext:value-type="float">
            <text:p>6,63E-011</text:p>
          </table:table-cell>
          <table:table-cell office:value-type="float" office:value="1.273899198" calcext:value-type="float">
            <text:p>1,273899198</text:p>
          </table:table-cell>
          <table:table-cell table:formula="of:=([.E17]-[.E16])/[.E16]" office:value-type="float" office:value="0.000628867243704758" calcext:value-type="float">
            <text:p>0,000628867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760" calcext:value-type="float">
            <text:p>34760</text:p>
          </table:table-cell>
          <table:table-cell office:value-type="float" office:value="53.44913483" calcext:value-type="float">
            <text:p>53,44913483</text:p>
          </table:table-cell>
          <table:table-cell office:value-type="float" office:value="0.0000000002778165475" calcext:value-type="float">
            <text:p>2,78E-010</text:p>
          </table:table-cell>
          <table:table-cell office:value-type="float" office:value="1.186639905" calcext:value-type="float">
            <text:p>1,1866399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760" calcext:value-type="float">
            <text:p>34760</text:p>
          </table:table-cell>
          <table:table-cell office:value-type="float" office:value="53.83216858" calcext:value-type="float">
            <text:p>53,83216858</text:p>
          </table:table-cell>
          <table:table-cell office:value-type="float" office:value="0.0000000003068690579" calcext:value-type="float">
            <text:p>3,07E-010</text:p>
          </table:table-cell>
          <table:table-cell office:value-type="float" office:value="1.187351942" calcext:value-type="float">
            <text:p>1,187351942</text:p>
          </table:table-cell>
          <table:table-cell table:style-name="ce3" table:formula="of:=([.E19]-[.E18])/[.E18]" office:value-type="float" office:value="0.000600044711963398" calcext:value-type="float">
            <text:p>0,00060004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879" calcext:value-type="float">
            <text:p>34879</text:p>
          </table:table-cell>
          <table:table-cell office:value-type="float" office:value="53.63690186" calcext:value-type="float">
            <text:p>53,63690186</text:p>
          </table:table-cell>
          <table:table-cell office:value-type="float" office:value="0.00000000001785943615" calcext:value-type="float">
            <text:p>1,79E-011</text:p>
          </table:table-cell>
          <table:table-cell office:value-type="float" office:value="1.111251473" calcext:value-type="float">
            <text:p>1,11125147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879" calcext:value-type="float">
            <text:p>34879</text:p>
          </table:table-cell>
          <table:table-cell office:value-type="float" office:value="53.94734955" calcext:value-type="float">
            <text:p>53,94734955</text:p>
          </table:table-cell>
          <table:table-cell office:value-type="float" office:value="0.0000000003973389673" calcext:value-type="float">
            <text:p>3,97E-010</text:p>
          </table:table-cell>
          <table:table-cell office:value-type="float" office:value="1.111894608" calcext:value-type="float">
            <text:p>1,111894608</text:p>
          </table:table-cell>
          <table:table-cell table:style-name="ce3" table:formula="of:=([.E21]-[.E20])/[.E20]" office:value-type="float" office:value="0.000578748389204625" calcext:value-type="float">
            <text:p>0,000578748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980" calcext:value-type="float">
            <text:p>34980</text:p>
          </table:table-cell>
          <table:table-cell office:value-type="float" office:value="65.94107819" calcext:value-type="float">
            <text:p>65,94107819</text:p>
          </table:table-cell>
          <table:table-cell office:value-type="float" office:value="0.00000000005294284802" calcext:value-type="float">
            <text:p>5,29E-011</text:p>
          </table:table-cell>
          <table:table-cell office:value-type="float" office:value="1.044576406" calcext:value-type="float">
            <text:p>1,04457640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0370914036467" calcext:value-type="float">
            <text:p>0,0020370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7:15.870365252</dc:date>
    <meta:document-statistic meta:table-count="1" meta:cell-count="121" meta:object-count="0"/>
    <meta:generator>LibreOffice/4.1.4.2$Linux_X86_64 LibreOffice_project/410m0$Build-2</meta:generator>
  </office:meta>
</office:document-meta>
</file>